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5A1A6A15A68DA25656.png" manifest:media-type="image/png"/>
  <manifest:file-entry manifest:full-path="Pictures/100002010000028C000002259B2B37B17FD26A55.png" manifest:media-type="image/png"/>
  <manifest:file-entry manifest:full-path="Pictures/10000201000001D60000014CFD089A51E517FEDA.png" manifest:media-type="image/png"/>
  <manifest:file-entry manifest:full-path="Pictures/1000020100000110000000887FCC669D31824997.png" manifest:media-type="image/png"/>
  <manifest:file-entry manifest:full-path="Pictures/100002010000042E000001DC1C878C4E5D36C1F7.png" manifest:media-type="image/png"/>
  <manifest:file-entry manifest:full-path="Pictures/10000201000001B20000024BC18AC4D32C247CC4.png" manifest:media-type="image/png"/>
  <manifest:file-entry manifest:full-path="Pictures/1000020100000099000001B4A61BCCDA8C2A769A.png" manifest:media-type="image/png"/>
  <manifest:file-entry manifest:full-path="Pictures/100002010000017600000156A0A5BEC24ED6316D.png" manifest:media-type="image/png"/>
  <manifest:file-entry manifest:full-path="Pictures/1000020100000097000001A573B1CDF36EB4B9EB.png" manifest:media-type="image/png"/>
  <manifest:file-entry manifest:full-path="Pictures/100002010000012E0000011367472D0EDE70F8EF.png" manifest:media-type="image/png"/>
  <manifest:file-entry manifest:full-path="Pictures/1000020100000099000001B476BF782099213261.png" manifest:media-type="image/png"/>
  <manifest:file-entry manifest:full-path="Pictures/1000020100000246000004083B1C5DF662F0729F.png" manifest:media-type="image/png"/>
  <manifest:file-entry manifest:full-path="Pictures/1000020100000213000001308535F9F49BA1BF20.png" manifest:media-type="image/png"/>
  <manifest:file-entry manifest:full-path="Pictures/1000020100000099000001B47BA4B95F80E7AE4F.png" manifest:media-type="image/png"/>
  <manifest:file-entry manifest:full-path="Pictures/100002010000042E000001DC3649A58BC23999E2.png" manifest:media-type="image/png"/>
  <manifest:file-entry manifest:full-path="Pictures/1000020100000277000001D02983E9BB004F3D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542ea0"/>
    </style:style>
    <style:style style:name="T36" style:family="text">
      <style:text-properties officeooo:rsid="005669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8588432" text:id="ct58588432">
          <text:insertion>
            <office:change-info>
              <dc:creator>Sara Boch</dc:creator>
              <dc:date>2013-12-10T09:40:00</dc:date>
            </office:change-info>
          </text:insertion>
        </text:changed-region>
        <text:changed-region xml:id="ct58608864" text:id="ct58608864">
          <text:deletion>
            <office:change-info>
              <dc:creator>Sara Boch</dc:creator>
              <dc:date>2013-12-10T09:55:00</dc:date>
            </office:change-info>
            <text:p text:style-name="P1">Picture 2.</text:p>
          </text:deletion>
        </text:changed-region>
        <text:changed-region xml:id="ct58686752" text:id="ct58686752">
          <text:insertion>
            <office:change-info>
              <dc:creator>Sara Boch</dc:creator>
              <dc:date>2013-12-10T09:55:00</dc:date>
            </office:change-info>
          </text:insertion>
        </text:changed-region>
        <text:changed-region xml:id="ct58707440" text:id="ct58707440">
          <text:insertion>
            <office:change-info>
              <dc:creator>Sara Boch</dc:creator>
              <dc:date>2013-12-10T09:59:00</dc:date>
            </office:change-info>
          </text:insertion>
        </text:changed-region>
        <text:changed-region xml:id="ct58573904" text:id="ct58573904">
          <text:insertion>
            <office:change-info>
              <dc:creator>Sara Boch</dc:creator>
              <dc:date>2013-12-10T10:00:00</dc:date>
            </office:change-info>
          </text:insertion>
        </text:changed-region>
        <text:changed-region xml:id="ct58574208" text:id="ct58574208">
          <text:deletion>
            <office:change-info>
              <dc:creator>Sara Boch</dc:creator>
              <dc:date>2013-12-10T10:00:00</dc:date>
            </office:change-info>
            <text:p text:style-name="P2">customise</text:p>
          </text:deletion>
        </text:changed-region>
        <text:changed-region xml:id="ct58698480" text:id="ct58698480">
          <text:insertion>
            <office:change-info>
              <dc:creator>Sara Boch</dc:creator>
              <dc:date>2013-12-10T10:06:00</dc:date>
            </office:change-info>
          </text:insertion>
        </text:changed-region>
        <text:changed-region xml:id="ct58739456" text:id="ct58739456">
          <text:insertion>
            <office:change-info>
              <dc:creator>Sara Boch</dc:creator>
              <dc:date>2013-12-10T10:04:00</dc:date>
            </office:change-info>
          </text:insertion>
        </text:changed-region>
        <text:changed-region xml:id="ct58745248" text:id="ct58745248">
          <text:insertion>
            <office:change-info>
              <dc:creator>Sara Boch</dc:creator>
              <dc:date>2013-12-10T10:19:00</dc:date>
            </office:change-info>
          </text:insertion>
        </text:changed-region>
        <text:changed-region xml:id="ct58742720" text:id="ct58742720">
          <text:insertion>
            <office:change-info>
              <dc:creator>Sara Boch</dc:creator>
              <dc:date>2013-12-10T10:21:00</dc:date>
            </office:change-info>
          </text:insertion>
        </text:changed-region>
        <text:changed-region xml:id="ct58753104" text:id="ct58753104">
          <text:deletion>
            <office:change-info>
              <dc:creator>Sara Boch</dc:creator>
              <dc:date>2013-12-10T10:22:00</dc:date>
            </office:change-info>
            <text:p text:style-name="P3">s</text:p>
          </text:deletion>
        </text:changed-region>
        <text:changed-region xml:id="ct58755552" text:id="ct58755552">
          <text:insertion>
            <office:change-info>
              <dc:creator>Sara Boch</dc:creator>
              <dc:date>2013-12-10T10:41:00</dc:date>
            </office:change-info>
          </text:insertion>
        </text:changed-region>
        <text:changed-region xml:id="ct58759792" text:id="ct58759792">
          <text:deletion>
            <office:change-info>
              <dc:creator>Sara Boch</dc:creator>
              <dc:date>2013-12-10T10:41:00</dc:date>
            </office:change-info>
            <text:p text:style-name="P4">ali</text:p>
          </text:deletion>
        </text:changed-region>
        <text:changed-region xml:id="ct58759568" text:id="ct58759568">
          <text:deletion>
            <office:change-info>
              <dc:creator>Sara Boch</dc:creator>
              <dc:date>2013-12-10T10:23:00</dc:date>
            </office:change-info>
            <text:p text:style-name="P5">s</text:p>
          </text:deletion>
        </text:changed-region>
        <text:changed-region xml:id="ct58761888" text:id="ct58761888">
          <text:insertion>
            <office:change-info>
              <dc:creator>Sara Boch</dc:creator>
              <dc:date>2013-12-10T10:23:00</dc:date>
            </office:change-info>
          </text:insertion>
        </text:changed-region>
        <text:changed-region xml:id="ct58761392" text:id="ct58761392">
          <text:insertion>
            <office:change-info>
              <dc:creator>Sara Boch</dc:creator>
              <dc:date>2013-12-10T10:41:00</dc:date>
            </office:change-info>
          </text:insertion>
        </text:changed-region>
        <text:changed-region xml:id="ct58738224" text:id="ct58738224">
          <text:deletion>
            <office:change-info>
              <dc:creator>Sara Boch</dc:creator>
              <dc:date>2013-12-10T10:41:00</dc:date>
            </office:change-info>
            <text:p text:style-name="P4">ali</text:p>
          </text:deletion>
        </text:changed-region>
        <text:changed-region xml:id="ct58757520" text:id="ct58757520">
          <text:deletion>
            <office:change-info>
              <dc:creator>Sara Boch</dc:creator>
              <dc:date>2013-12-10T10:24:00</dc:date>
            </office:change-info>
            <text:p text:style-name="P5">s</text:p>
          </text:deletion>
        </text:changed-region>
        <text:changed-region xml:id="ct58800480" text:id="ct58800480">
          <text:deletion>
            <office:change-info>
              <dc:creator>Sara Boch</dc:creator>
              <dc:date>2013-12-10T10:35:00</dc:date>
            </office:change-info>
            <text:p text:style-name="P6">1</text:p>
          </text:deletion>
        </text:changed-region>
        <text:changed-region xml:id="ct58853120" text:id="ct58853120">
          <text:format-change>
            <office:change-info>
              <dc:creator>Sara Boch</dc:creator>
              <dc:date>2013-12-10T10:51:00</dc:date>
            </office:change-info>
          </text:format-change>
        </text:changed-region>
        <text:changed-region xml:id="ct58854496" text:id="ct58854496">
          <text:format-change>
            <office:change-info>
              <dc:creator>Sara Boch</dc:creator>
              <dc:date>2013-12-10T10:51:00</dc:date>
            </office:change-info>
          </text:format-change>
        </text:changed-region>
        <text:changed-region xml:id="ct58854224" text:id="ct58854224">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6">8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58588432"/><text:span text:style-name="T21">m</text:span><text:change-end text:change-id="ct58588432"/>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3649A58BC23999E2.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73B1CDF36EB4B9EB.png" xlink:type="simple" xlink:show="embed" xlink:actuate="onLoad"/></draw:frame></text:p>
      <text:p text:style-name="P24"><text:change text:change-id="ct58608864"/><text:change-start text:change-id="ct58686752"/><text:soft-page-break/>Picture 2.<text:change-end text:change-id="ct58686752"/></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A61BCCDA8C2A769A.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76BF782099213261.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7BA4B95F80E7AE4F.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58707440"/> <text:change-end text:change-id="ct58707440"/>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2983E9BB004F3D5D.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8535F9F49BA1BF20.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58573904"/><text:span text:style-name="T1">customize</text:span><text:change-end text:change-id="ct58573904"/><text:change text:change-id="ct58574208"/>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67472D0EDE70F8EF.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8698480"/><text:span text:style-name="T1">s</text:span><text:change-end text:change-id="ct58698480"/> need to be done at once. To configure this aspect you can click <text:span text:style-name="T2">Configure</text:span> button below the label <text:span text:style-name="T2">Simulation </text:span><text:soft-page-break/><text:span text:style-name="T2">Steps</text:span>. You will then get<text:change-start text:change-id="ct58739456"/> <text:change-end text:change-id="ct58739456"/><text:change-start text:change-id="ct58745248"/><text:span text:style-name="T22">the</text:span><text:change-end text:change-id="ct58745248"/>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A0A5BEC24ED6316D.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3B1C5DF662F0729F.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58742720"/><text:span text:style-name="T22">s</text:span><text:change-end text:change-id="ct58742720"/> in the right column. The first configuration option<text:change text:change-id="ct58753104"/> is for <text:span text:style-name="T2">Energy Minim</text:span><text:change-start text:change-id="ct58755552"/><text:span text:style-name="T3">iz</text:span><text:change-end text:change-id="ct58755552"/><text:change text:change-id="ct58759792"/><text:change text:change-id="ct58759568"/><text:span text:style-name="T2">ation</text:span>. This step is performed after adding molecule to water box. Some atoms in that system may collide. The purpose is to move water atoms a bit, so dynamics simulation will not start in <text:change-start text:change-id="ct58761888"/><text:span text:style-name="T23">a </text:span><text:change-end text:change-id="ct58761888"/>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8761392"/><text:span text:style-name="T3">iz</text:span><text:change-end text:change-id="ct58761392"/><text:change text:change-id="ct58738224"/><text:change text:change-id="ct58757520"/><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C18AC4D32C247CC4.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7FCC669D31824997.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1C878C4E5D36C1F7.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1A6A15A68DA2565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FD089A51E517FEDA.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9B2B37B17FD26A55.png" xlink:type="simple" xlink:show="embed" xlink:actuate="onLoad"/></draw:frame>Picture 16.</text:p>
      <text:p text:style-name="P39"/>
      <text:p text:style-name="P39">5. Changelog</text:p>
      <text:p text:style-name="P6"/>
      <text:p text:style-name="P6">What's new in <text:change text:change-id="ct58800480"/><text:span text:style-name="T13">2</text:span>.0:</text:p>
      <text:list xml:id="list6520614739941870948"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8369050913085972967"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8853120"/><text:span text:style-name="T20">btchtm</text:span>@ug.<text:change-end text:change-id="ct58853120"/><text:span text:style-name="T24">edu</text:span><text:change-start text:change-id="ct58854496"/>.pl<text:change-end text:change-id="ct58854496"/>)<text:change-start text:change-id="ct58854224"/></text:p>
      <text:p text:style-name="P8">- Sara Boch Kminikowska<text:change-end text:change-id="ct588542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56</meta:editing-cycles>
    <dc:date>2017-03-29T12:08:59.304638234</dc:date>
    <meta:editing-duration>PT3H56M27S</meta:editing-duration>
    <meta:document-statistic meta:table-count="0" meta:image-count="16" meta:object-count="0" meta:page-count="18" meta:paragraph-count="106" meta:word-count="1751" meta:character-count="10772" meta:non-whitespace-character-count="9107"/>
  </office:meta>
</office:document-meta>
</file>